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áblázat1" style:family="table">
      <style:table-properties style:width="16cm" table:align="margins"/>
    </style:style>
    <style:style style:name="Táblázat1.A" style:family="table-column">
      <style:table-column-properties style:column-width="3.406cm" style:rel-column-width="13950*"/>
    </style:style>
    <style:style style:name="Táblázat1.B" style:family="table-column">
      <style:table-column-properties style:column-width="3.639cm" style:rel-column-width="14904*"/>
    </style:style>
    <style:style style:name="Táblázat1.C" style:family="table-column">
      <style:table-column-properties style:column-width="8.955cm" style:rel-column-width="36681*"/>
    </style:style>
    <style:style style:name="Táblázat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áblázat1.C1" style:family="table-cell">
      <style:table-cell-properties style:vertical-align="middle" fo:padding="0.097cm" fo:border="0.05pt solid #000000"/>
    </style:style>
    <style:style style:name="Táblázat1.A2" style:family="table-cell">
      <style:table-cell-properties fo:padding="0.097cm" fo:border-left="0.05pt solid #000000" fo:border-right="none" fo:border-top="none" fo:border-bottom="0.05pt solid #000000"/>
    </style:style>
    <style:style style:name="Táblázat1.B2" style:family="table-cell">
      <style:table-cell-properties fo:padding="0.097cm" fo:border-left="0.05pt solid #000000" fo:border-right="none" fo:border-top="none" fo:border-bottom="0.05pt solid #000000"/>
    </style:style>
    <style:style style:name="Táblázat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start" style:justify-single-word="false">
        <style:tab-stops>
          <style:tab-stop style:position="17.032cm" style:type="right"/>
        </style:tab-stops>
      </style:paragraph-properties>
      <style:text-properties fo:font-size="12pt" style:text-underline-style="solid" style:text-underline-width="auto" style:text-underline-color="font-color" fo:font-weight="bold" officeooo:paragraph-rsid="001f7b3b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size="12pt" fo:font-style="italic" officeooo:rsid="001f4e83" officeooo:paragraph-rsid="001f4e83" style:font-size-asian="12pt" style:font-style-asian="italic" style:font-size-complex="12pt" style:font-style-complex="italic"/>
    </style:style>
    <style:style style:name="P3" style:family="paragraph" style:parent-style-name="Preformatted_20_Text">
      <style:text-properties fo:font-size="12pt" officeooo:rsid="001f4e83" officeooo:paragraph-rsid="001f4e83" style:font-size-asian="12pt" style:font-size-complex="12pt"/>
    </style:style>
    <style:style style:name="P4" style:family="paragraph" style:parent-style-name="Preformatted_20_Text">
      <style:paragraph-properties fo:text-align="center" style:justify-single-word="false"/>
      <style:text-properties fo:font-size="14pt" fo:font-style="normal" fo:font-weight="bold" officeooo:rsid="001f4e83" officeooo:paragraph-rsid="001f4e83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Preformatted_20_Text">
      <style:paragraph-properties fo:margin-left="0.596cm" fo:margin-right="0cm" fo:text-indent="0cm" style:auto-text-indent="false">
        <style:tab-stops>
          <style:tab-stop style:position="5.623cm"/>
          <style:tab-stop style:position="15.909cm" style:type="right"/>
        </style:tab-stops>
      </style:paragraph-properties>
      <style:text-properties fo:font-size="12pt" officeooo:paragraph-rsid="001f4e83" style:font-size-asian="12pt" style:font-size-complex="12pt"/>
    </style:style>
    <style:style style:name="P7" style:family="paragraph" style:parent-style-name="Preformatted_20_Text">
      <style:paragraph-properties fo:margin-left="0.596cm" fo:margin-right="0cm" fo:text-indent="0cm" style:auto-text-indent="false">
        <style:tab-stops>
          <style:tab-stop style:position="4.267cm"/>
          <style:tab-stop style:position="15.909cm" style:type="right"/>
        </style:tab-stops>
      </style:paragraph-properties>
      <style:text-properties fo:font-size="12pt" officeooo:paragraph-rsid="001f4e83" style:font-size-asian="12pt" style:font-size-complex="12pt"/>
    </style:style>
    <style:style style:name="P8" style:family="paragraph" style:parent-style-name="Preformatted_20_Text">
      <style:paragraph-properties fo:margin-left="0.596cm" fo:margin-right="0cm" fo:text-indent="0cm" style:auto-text-indent="false">
        <style:tab-stops>
          <style:tab-stop style:position="4.332cm"/>
        </style:tab-stops>
      </style:paragraph-properties>
      <style:text-properties fo:font-size="12pt" officeooo:paragraph-rsid="001f4e83" style:font-size-asian="12pt" style:font-size-complex="12pt"/>
    </style:style>
    <style:style style:name="P9" style:family="paragraph" style:parent-style-name="Preformatted_20_Text">
      <style:paragraph-properties fo:margin-left="0.596cm" fo:margin-right="0cm" fo:text-indent="0cm" style:auto-text-indent="false">
        <style:tab-stops>
          <style:tab-stop style:position="4.267cm"/>
          <style:tab-stop style:position="15.909cm" style:type="right"/>
        </style:tab-stops>
      </style:paragraph-properties>
      <style:text-properties fo:font-size="12pt" officeooo:rsid="001f4e83" officeooo:paragraph-rsid="001f4e83" style:font-size-asian="12pt" style:font-size-complex="12pt"/>
    </style:style>
    <style:style style:name="P10" style:family="paragraph" style:parent-style-name="Preformatted_20_Text">
      <style:paragraph-properties fo:margin-left="0.596cm" fo:margin-right="0cm" fo:text-indent="0cm" style:auto-text-indent="false">
        <style:tab-stops>
          <style:tab-stop style:position="4.267cm"/>
          <style:tab-stop style:position="15.909cm" style:type="right"/>
        </style:tab-stops>
      </style:paragraph-properties>
      <style:text-properties fo:font-size="12pt" officeooo:rsid="001f4e83" officeooo:paragraph-rsid="002d21b8" style:font-size-asian="12pt" style:font-size-complex="12pt"/>
    </style:style>
    <style:style style:name="P11" style:family="paragraph" style:parent-style-name="Preformatted_20_Text">
      <style:paragraph-properties fo:margin-left="0.596cm" fo:margin-right="0cm" fo:text-indent="0cm" style:auto-text-indent="false">
        <style:tab-stops>
          <style:tab-stop style:position="5.623cm"/>
          <style:tab-stop style:position="15.909cm" style:type="right"/>
        </style:tab-stops>
      </style:paragraph-properties>
      <style:text-properties fo:font-size="12pt" officeooo:rsid="001f4e83" officeooo:paragraph-rsid="001f4e83" style:font-size-asian="12pt" style:font-size-complex="12pt"/>
    </style:style>
    <style:style style:name="P12" style:family="paragraph" style:parent-style-name="Preformatted_20_Text">
      <style:paragraph-properties fo:margin-left="0.596cm" fo:margin-right="0cm" fo:text-indent="0cm" style:auto-text-indent="false">
        <style:tab-stops>
          <style:tab-stop style:position="4.332cm"/>
          <style:tab-stop style:position="15.909cm" style:type="right"/>
        </style:tab-stops>
      </style:paragraph-properties>
      <style:text-properties fo:font-size="12pt" officeooo:rsid="001f4e83" officeooo:paragraph-rsid="001f4e83" style:font-size-asian="12pt" style:font-size-complex="12pt"/>
    </style:style>
    <style:style style:name="P13" style:family="paragraph" style:parent-style-name="Preformatted_20_Text">
      <style:paragraph-properties fo:margin-left="0.596cm" fo:margin-right="0cm" fo:text-indent="0cm" style:auto-text-indent="false">
        <style:tab-stops>
          <style:tab-stop style:position="4.332cm"/>
        </style:tab-stops>
      </style:paragraph-properties>
      <style:text-properties fo:font-size="12pt" officeooo:rsid="001f4e83" officeooo:paragraph-rsid="001f4e83" style:font-size-asian="12pt" style:font-size-complex="12pt"/>
    </style:style>
    <style:style style:name="P14" style:family="paragraph" style:parent-style-name="Preformatted_20_Text">
      <style:paragraph-properties fo:margin-left="0.596cm" fo:margin-right="0cm" fo:margin-top="0cm" fo:margin-bottom="0.199cm" style:contextual-spacing="false" fo:text-indent="0cm" style:auto-text-indent="false">
        <style:tab-stops>
          <style:tab-stop style:position="4.267cm"/>
          <style:tab-stop style:position="15.909cm" style:type="right"/>
        </style:tab-stops>
      </style:paragraph-properties>
      <style:text-properties fo:font-size="12pt" officeooo:paragraph-rsid="001f4e83" style:font-size-asian="12pt" style:font-size-complex="12pt"/>
    </style:style>
    <style:style style:name="P15" style:family="paragraph" style:parent-style-name="Preformatted_20_Text">
      <style:paragraph-properties fo:margin-left="0.596cm" fo:margin-right="0cm" fo:margin-top="0.101cm" fo:margin-bottom="0cm" style:contextual-spacing="false" fo:text-align="end" style:justify-single-word="false" fo:text-indent="0cm" style:auto-text-indent="false">
        <style:tab-stops>
          <style:tab-stop style:position="5.623cm"/>
          <style:tab-stop style:position="15.909cm" style:type="right"/>
        </style:tab-stops>
      </style:paragraph-properties>
      <style:text-properties fo:font-size="8pt" officeooo:rsid="001f4e83" officeooo:paragraph-rsid="0031a2b8" style:font-size-asian="8pt" style:font-size-complex="8pt"/>
    </style:style>
    <style:style style:name="P16" style:family="paragraph" style:parent-style-name="Table_20_Contents">
      <style:text-properties style:font-name="DejaVu Sans Mono" fo:font-size="12pt" style:font-name-asian="DejaVu Sans Mono" style:font-size-asian="12pt" style:font-name-complex="FreeSans2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DejaVu Sans Mono" fo:font-size="10pt" officeooo:rsid="002be4b7" officeooo:paragraph-rsid="002be4b7" style:font-name-asian="DejaVu Sans Mono" style:font-size-asian="10pt" style:font-name-complex="FreeSans2" style:font-size-complex="10pt"/>
    </style:style>
    <style:style style:name="P18" style:family="paragraph" style:parent-style-name="Preformatted_20_Text">
      <style:text-properties fo:font-size="12pt" fo:font-style="italic" officeooo:rsid="001f4e83" officeooo:paragraph-rsid="00336ca7" style:font-size-asian="12pt" style:font-style-asian="italic" style:font-size-complex="12pt" style:font-style-complex="italic"/>
    </style:style>
    <style:style style:name="P19" style:family="paragraph" style:parent-style-name="Preformatted_20_Text">
      <style:text-properties fo:font-size="12pt" fo:font-style="italic" officeooo:rsid="001f4e83" officeooo:paragraph-rsid="001f4e83" style:font-size-asian="12pt" style:font-style-asian="italic" style:font-size-complex="12pt" style:font-style-complex="italic"/>
    </style:style>
    <style:style style:name="P20" style:family="paragraph" style:parent-style-name="Preformatted_20_Text">
      <style:text-properties officeooo:paragraph-rsid="0033d4be"/>
    </style:style>
    <style:style style:name="P21" style:family="paragraph" style:parent-style-name="Preformatted_20_Text">
      <style:paragraph-properties fo:margin-left="0.596cm" fo:margin-right="0cm" fo:text-indent="0cm" style:auto-text-indent="false">
        <style:tab-stops>
          <style:tab-stop style:position="4.332cm"/>
          <style:tab-stop style:position="15.909cm" style:type="right"/>
        </style:tab-stops>
      </style:paragraph-properties>
      <style:text-properties fo:font-size="12pt" officeooo:rsid="001f4e83" officeooo:paragraph-rsid="00336ca7" style:font-size-asian="12pt" style:font-size-complex="12pt"/>
    </style:style>
    <style:style style:name="P22" style:family="paragraph" style:parent-style-name="Preformatted_20_Text">
      <style:paragraph-properties fo:margin-left="0.596cm" fo:margin-right="0cm" fo:text-indent="0cm" style:auto-text-indent="false">
        <style:tab-stops>
          <style:tab-stop style:position="5.623cm"/>
          <style:tab-stop style:position="15.909cm" style:type="right"/>
        </style:tab-stops>
      </style:paragraph-properties>
      <style:text-properties fo:font-size="12pt" officeooo:rsid="001f4e83" officeooo:paragraph-rsid="00336ca7" style:font-size-asian="12pt" style:font-size-complex="12pt"/>
    </style:style>
    <style:style style:name="P23" style:family="paragraph" style:parent-style-name="Preformatted_20_Text">
      <style:paragraph-properties fo:margin-left="0.596cm" fo:margin-right="0cm" fo:text-indent="0cm" style:auto-text-indent="false">
        <style:tab-stops>
          <style:tab-stop style:position="4.267cm"/>
          <style:tab-stop style:position="15.909cm" style:type="right"/>
        </style:tab-stops>
      </style:paragraph-properties>
      <style:text-properties fo:font-size="12pt" officeooo:rsid="001f4e83" officeooo:paragraph-rsid="00336ca7" style:font-size-asian="12pt" style:font-size-complex="12pt"/>
    </style:style>
    <style:style style:name="P24" style:family="paragraph" style:parent-style-name="Preformatted_20_Text">
      <style:paragraph-properties fo:margin-left="0.596cm" fo:margin-right="0cm" fo:text-indent="0cm" style:auto-text-indent="false">
        <style:tab-stops>
          <style:tab-stop style:position="4.332cm"/>
        </style:tab-stops>
      </style:paragraph-properties>
      <style:text-properties fo:font-size="12pt" officeooo:rsid="001f4e83" officeooo:paragraph-rsid="0033d4be" style:font-size-asian="12pt" style:font-size-complex="12pt"/>
    </style:style>
    <style:style style:name="P25" style:family="paragraph" style:parent-style-name="Preformatted_20_Text">
      <style:paragraph-properties fo:margin-left="0.596cm" fo:margin-right="0cm" fo:text-indent="0cm" style:auto-text-indent="false">
        <style:tab-stops>
          <style:tab-stop style:position="4.332cm"/>
        </style:tab-stops>
      </style:paragraph-properties>
      <style:text-properties fo:font-size="12pt" officeooo:rsid="001f4e83" officeooo:paragraph-rsid="001f4e83" style:font-size-asian="12pt" style:font-size-complex="12pt"/>
    </style:style>
    <style:style style:name="P26" style:family="paragraph" style:parent-style-name="Preformatted_20_Text">
      <style:paragraph-properties fo:margin-left="0.596cm" fo:margin-right="0cm" fo:text-indent="0cm" style:auto-text-indent="false">
        <style:tab-stops>
          <style:tab-stop style:position="4.267cm"/>
          <style:tab-stop style:position="15.909cm" style:type="right"/>
        </style:tab-stops>
      </style:paragraph-properties>
      <style:text-properties fo:font-size="12pt" officeooo:paragraph-rsid="00336ca7" style:font-size-asian="12pt" style:font-size-complex="12pt"/>
    </style:style>
    <style:style style:name="P27" style:family="paragraph" style:parent-style-name="Preformatted_20_Text">
      <style:paragraph-properties fo:margin-left="0.596cm" fo:margin-right="0cm" fo:text-indent="0cm" style:auto-text-indent="false">
        <style:tab-stops>
          <style:tab-stop style:position="4.332cm"/>
        </style:tab-stops>
      </style:paragraph-properties>
      <style:text-properties fo:font-size="12pt" officeooo:paragraph-rsid="0033d4be" style:font-size-asian="12pt" style:font-size-complex="12pt"/>
    </style:style>
    <style:style style:name="P28" style:family="paragraph" style:parent-style-name="Preformatted_20_Text">
      <style:paragraph-properties fo:margin-left="0.596cm" fo:margin-right="0cm" fo:text-indent="0cm" style:auto-text-indent="false">
        <style:tab-stops>
          <style:tab-stop style:position="5.623cm"/>
          <style:tab-stop style:position="15.909cm" style:type="right"/>
        </style:tab-stops>
      </style:paragraph-properties>
      <style:text-properties officeooo:paragraph-rsid="001f4e83"/>
    </style:style>
    <style:style style:name="P29" style:family="paragraph" style:parent-style-name="Preformatted_20_Text">
      <style:paragraph-properties fo:margin-left="0.596cm" fo:margin-right="0cm" fo:text-indent="0cm" style:auto-text-indent="false">
        <style:tab-stops>
          <style:tab-stop style:position="5.623cm"/>
          <style:tab-stop style:position="15.909cm" style:type="right"/>
        </style:tab-stops>
      </style:paragraph-properties>
      <style:text-properties fo:font-size="10pt" officeooo:rsid="001f4e83" officeooo:paragraph-rsid="001f4e83" style:font-size-asian="10pt" style:font-size-complex="10pt"/>
    </style:style>
    <style:style style:name="P30" style:family="paragraph" style:parent-style-name="Preformatted_20_Text">
      <style:paragraph-properties fo:margin-left="0.596cm" fo:margin-right="0cm" fo:margin-top="0cm" fo:margin-bottom="0.3cm" style:contextual-spacing="false" fo:text-indent="0cm" style:auto-text-indent="false">
        <style:tab-stops>
          <style:tab-stop style:position="5.623cm"/>
          <style:tab-stop style:position="15.909cm" style:type="right"/>
        </style:tab-stops>
      </style:paragraph-properties>
      <style:text-properties fo:font-size="12pt" officeooo:rsid="001f4e83" officeooo:paragraph-rsid="001f4e83" style:font-size-asian="12pt" style:font-size-complex="12pt"/>
    </style:style>
    <style:style style:name="P31" style:family="paragraph" style:parent-style-name="Preformatted_20_Text">
      <style:paragraph-properties fo:margin-left="-0.067cm" fo:margin-right="0cm" fo:margin-top="0.6cm" fo:margin-bottom="0.101cm" style:contextual-spacing="false" fo:text-indent="0cm" style:auto-text-indent="false">
        <style:tab-stops>
          <style:tab-stop style:position="5.623cm"/>
          <style:tab-stop style:position="15.909cm" style:type="right"/>
        </style:tab-stops>
      </style:paragraph-properties>
      <style:text-properties fo:font-size="10pt" officeooo:rsid="001f4e83" officeooo:paragraph-rsid="001f4e83" style:font-size-asian="10pt" style:font-size-complex="10pt"/>
    </style:style>
    <style:style style:name="T1" style:family="text">
      <style:text-properties officeooo:rsid="001f4e83"/>
    </style:style>
    <style:style style:name="T2" style:family="text">
      <style:text-properties officeooo:rsid="002e2166"/>
    </style:style>
    <style:style style:name="T3" style:family="text">
      <style:text-properties officeooo:rsid="0022b0dd"/>
    </style:style>
    <style:style style:name="T4" style:family="text">
      <style:text-properties officeooo:rsid="0024c2c9"/>
    </style:style>
    <style:style style:name="T5" style:family="text">
      <style:text-properties officeooo:rsid="002be4b7"/>
    </style:style>
    <style:style style:name="T6" style:family="text">
      <style:text-properties officeooo:rsid="002ca83a"/>
    </style:style>
    <style:style style:name="T7" style:family="text">
      <style:text-properties style:text-position="super 65%" officeooo:rsid="001f4e83"/>
    </style:style>
    <style:style style:name="T8" style:family="text">
      <style:text-properties officeooo:rsid="003505d6"/>
    </style:style>
    <style:style style:name="T9" style:family="text">
      <style:text-properties officeooo:rsid="0031a2b8"/>
    </style:style>
    <style:style style:name="T10" style:family="text">
      <style:text-properties officeooo:rsid="00320345"/>
    </style:style>
    <style:style style:name="T11" style:family="text">
      <style:text-properties officeooo:rsid="00336ca7"/>
    </style:style>
    <style:style style:name="T12" style:family="text">
      <style:text-properties officeooo:rsid="00074458"/>
    </style:style>
    <style:style style:name="T13" style:family="text">
      <style:text-properties officeooo:rsid="000b6c4e"/>
    </style:style>
    <style:style style:name="T14" style:family="text">
      <style:text-properties officeooo:rsid="00056128"/>
    </style:style>
    <style:style style:name="T15" style:family="text">
      <style:text-properties officeooo:rsid="000736b3"/>
    </style:style>
    <style:style style:name="T16" style:family="text">
      <style:text-properties officeooo:rsid="000430bf"/>
    </style:style>
    <style:style style:name="T17" style:family="text">
      <style:text-properties fo:font-size="12pt" officeooo:rsid="001f4e83" style:font-size-asian="12pt" style:font-size-complex="12pt"/>
    </style:style>
    <style:style style:name="T18" style:family="text">
      <style:text-properties officeooo:rsid="0033d4be"/>
    </style:style>
    <style:style style:name="T19" style:family="text">
      <style:text-properties officeooo:rsid="00359e2e"/>
    </style:style>
    <style:style style:name="T20" style:family="text">
      <style:text-properties officeooo:rsid="003789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REGISTRATION FORM</text:p>
      <text:p text:style-name="P3"/>
      <text:p text:style-name="P3"/>
      <text:p text:style-name="P2">I. Registration data:</text:p>
      <text:p text:style-name="P3"/>
      <text:p text:style-name="P7"><text:span text:style-name="T1">Reg. </text:span><text:span text:style-name="T6">n</text:span><text:span text:style-name="T1">am</text:span><text:span text:style-name="T11">e</text:span><text:span text:style-name="T7">1</text:span><text:span text:style-name="T1">:<text:tab/>...........................................</text:span></text:p>
      <text:p text:style-name="P9"/>
      <text:p text:style-name="P9"/>
      <text:p text:style-name="P14"><text:span text:style-name="T1">OS version</text:span><text:span text:style-name="T7">2</text:span><text:span text:style-name="T1">:<text:tab/>[ ] GNU/Linux: ............................</text:span></text:p>
      <text:p text:style-name="P9"><text:tab/>[ ] Windows: ..............................</text:p>
      <text:p text:style-name="P9"/>
      <text:p text:style-name="P9"/>
      <text:p text:style-name="P10">Licenc type:</text:p>
      <text:p text:style-name="P23"><text:tab/><text:span text:style-name="T16">Personal, for home use only</text:span></text:p>
      <text:p text:style-name="P9"><text:tab/>[ ] 1 <text:span text:style-name="T11">computer</text:span><text:tab/><text:span text:style-name="T11">6 EUR</text:span></text:p>
      <text:p text:style-name="P9"/>
      <text:p text:style-name="P23"><text:tab/><text:span text:style-name="T16">For educational use</text:span></text:p>
      <text:p text:style-name="P23"><text:tab/>[ ] 1 <text:span text:style-name="T11">computer</text:span><text:tab/><text:span text:style-name="T11">6 EUR</text:span></text:p>
      <text:p text:style-name="P23"><text:tab/>[ ] 2-5 <text:span text:style-name="T11">computers</text:span><text:tab/><text:span text:style-name="T11">12 EUR</text:span></text:p>
      <text:p text:style-name="P26"><text:span text:style-name="T1"><text:tab/>[ ] 5-</text:span><text:span text:style-name="T3">x</text:span><text:span text:style-name="T1"> </text:span><text:span text:style-name="T11">computers</text:span><text:span text:style-name="T1"><text:tab/></text:span><text:span text:style-name="T11">30 EUR</text:span></text:p>
      <text:p text:style-name="P9"/>
      <text:p text:style-name="P23"><text:tab/><text:span text:style-name="T16">For non-profit use</text:span></text:p>
      <text:p text:style-name="P23"><text:tab/>[ ] 1 <text:span text:style-name="T11">computer</text:span><text:tab/><text:span text:style-name="T11">6 EUR</text:span></text:p>
      <text:p text:style-name="P23"><text:tab/>[ ] 2-5 <text:span text:style-name="T11">computers</text:span><text:tab/><text:span text:style-name="T11">12 EUR</text:span></text:p>
      <text:p text:style-name="P26"><text:span text:style-name="T1"><text:tab/>[ ] 5-</text:span><text:span text:style-name="T4">x</text:span><text:span text:style-name="T1"> </text:span><text:span text:style-name="T11">computers</text:span><text:span text:style-name="T1"><text:tab/></text:span><text:span text:style-name="T11">30 EUR</text:span></text:p>
      <text:p text:style-name="P9"/>
      <text:p text:style-name="P23"><text:tab/><text:span text:style-name="T16">For commercial use</text:span></text:p>
      <text:p text:style-name="P23"><text:tab/>[ ] 1 <text:span text:style-name="T11">computer</text:span><text:tab/><text:span text:style-name="T11">12 EUR</text:span></text:p>
      <text:p text:style-name="P23"><text:tab/>[ ] 2-5 <text:span text:style-name="T11">computers</text:span><text:tab/><text:span text:style-name="T11">30 EUR</text:span></text:p>
      <text:p text:style-name="P7"><text:span text:style-name="T1"><text:tab/>[ ] 5-</text:span><text:span text:style-name="T4">x</text:span><text:span text:style-name="T1"> </text:span><text:span text:style-name="T11">computers</text:span><text:span text:style-name="T1"><text:tab/></text:span><text:span text:style-name="T11">48 EUR</text:span></text:p>
      <text:p text:style-name="P11"/>
      <text:p text:style-name="P11"/>
      <text:p text:style-name="P18">II. <text:span text:style-name="T12">Invoice data</text:span>:</text:p>
      <text:p text:style-name="P22"/>
      <text:p text:style-name="P21">N<text:span text:style-name="T12">ame</text:span>:<text:tab/>...........................................</text:p>
      <text:p text:style-name="P21"/>
      <text:p text:style-name="P21"><text:span text:style-name="T12">Tax ID</text:span>:<text:tab/>...........................................</text:p>
      <text:p text:style-name="P21"/>
      <text:p text:style-name="P21"><text:span text:style-name="T12">Country</text:span>:<text:tab/>...........................................</text:p>
      <text:p text:style-name="P21"/>
      <text:p text:style-name="P21"><text:span text:style-name="T13">State/Province</text:span>:<text:tab/>...........................................</text:p>
      <text:p text:style-name="P21"/>
      <text:p text:style-name="P21"><text:span text:style-name="T13">Zip Code / City</text:span>:<text:tab/>....... <text:s/>..................................</text:p>
      <text:p text:style-name="P21"/>
      <text:p text:style-name="P21"><text:span text:style-name="T12">Address</text:span>:<text:tab/>...........................................</text:p>
      <text:p text:style-name="P21"/>
      <text:p text:style-name="P21"><text:soft-page-break/></text:p>
      <text:p text:style-name="P18">III. <text:span text:style-name="T12">Contact data</text:span>:</text:p>
      <text:p text:style-name="P21"/>
      <text:p text:style-name="P21">N<text:span text:style-name="T14">ame</text:span>:<text:tab/>...........................................</text:p>
      <text:p text:style-name="P21"/>
      <text:p text:style-name="P21"><text:span text:style-name="T14">Country</text:span>:<text:tab/>...........................................</text:p>
      <text:p text:style-name="P21"/>
      <text:p text:style-name="P21"><text:span text:style-name="T14">State</text:span>/<text:span text:style-name="T14">Province</text:span>:<text:tab/>...........................................</text:p>
      <text:p text:style-name="P21"/>
      <text:p text:style-name="P21"><text:span text:style-name="T14">ZIP code</text:span>/<text:span text:style-name="T14">City</text:span>:<text:tab/>....... <text:s/>..................................</text:p>
      <text:p text:style-name="P21"/>
      <text:p text:style-name="P21"><text:span text:style-name="T14">Address</text:span>:<text:tab/>...........................................</text:p>
      <text:p text:style-name="P21"/>
      <text:p text:style-name="P21">E-mail <text:span text:style-name="T14">address</text:span>:<text:tab/>...............@...........................</text:p>
      <text:p text:style-name="P21"/>
      <text:p text:style-name="P21">Mobil<text:span text:style-name="T14">e</text:span>:<text:tab/>+.... .... <text:s/>....................<text:span text:style-name="T15">...........</text:span></text:p>
      <text:p text:style-name="P21"/>
      <text:p text:style-name="P21"><text:span text:style-name="T14">Phone</text:span>:<text:tab/>+.... .... <text:s/>...............................</text:p>
      <text:p text:style-name="P21"/>
      <text:p text:style-name="P21">Telefax:<text:tab/>+.... .... <text:s/>...............................</text:p>
      <text:p text:style-name="P21"/>
      <text:p text:style-name="P12"/>
      <text:p text:style-name="P2"><text:span text:style-name="T5">IV. </text:span>Payment method:</text:p>
      <text:p text:style-name="P2"><text:span text:style-name="T1"/></text:p>
      <text:p text:style-name="P8"><text:span text:style-name="T1"><text:tab/>[ ] PayPal</text:span><text:span text:style-name="T7">3</text:span></text:p>
      <text:p text:style-name="P13"><text:tab/>[ ] money transfer</text:p>
      <text:p text:style-name="P13"/>
      <text:p text:style-name="P20"><text:span text:style-name="T16"/></text:p>
      <text:p text:style-name="P28"><text:span text:style-name="T17">Bank name:<text:tab/>K&amp;H Bank</text:span></text:p>
      <text:p text:style-name="P6"><text:span text:style-name="T1">Bank account hol</text:span><text:span text:style-name="T18">der</text:span><text:span text:style-name="T1">:<text:tab/>Pozs</text:span><text:span text:style-name="T20">a</text:span><text:span text:style-name="T1">r Zsolt</text:span></text:p>
      <text:p text:style-name="P11">IBAN:<text:tab/>HU67 1040 0061 6751 4856 5353 1005</text:p>
      <text:p text:style-name="P11">SWIFT:<text:tab/>OKHB HU HB</text:p>
      <text:p text:style-name="P11">PayPal:<text:tab/>pozsarzs@gmail.com</text:p>
      <text:p text:style-name="P29"/>
      <text:p text:style-name="P29"/>
      <text:p text:style-name="P29"/>
      <text:p text:style-name="P29"/>
      <text:p text:style-name="P29"/>
      <text:p text:style-name="P31"><text:span text:style-name="T19">N</text:span><text:span text:style-name="T18">otes</text:span>:</text:p>
      <text:p text:style-name="P27"><text:span text:style-name="T7">1</text:span>: <text:span text:style-name="T16">Maximum 30 characters.</text:span></text:p>
      <text:p text:style-name="P27"><text:span text:style-name="T7">2</text:span>: <text:span text:style-name="T16">It does not influence the price.</text:span></text:p>
      <text:p text:style-name="P27"><text:span text:style-name="T7">3</text:span>: <text:span text:style-name="T16">+ fee: 2.9% + 0.25 USD</text:span></text:p>
      <text:p text:style-name="P27"><text:span text:style-name="T16"/>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17">Érkezett</text:p>
          </table:table-cell>
          <table:table-cell table:style-name="Táblázat1.A1" office:value-type="string">
            <text:p text:style-name="P17">Nyt. szám</text:p>
          </table:table-cell>
          <table:table-cell table:style-name="Táblázat1.C1" office:value-type="string">
            <text:p text:style-name="P17">Sorozatszám</text:p>
          </table:table-cell>
        </table:table-row>
        <table:table-row>
          <table:table-cell table:style-name="Táblázat1.A2" office:value-type="string">
            <text:p text:style-name="P16"/>
            <text:p text:style-name="P16"/>
          </table:table-cell>
          <table:table-cell table:style-name="Táblázat1.B2" office:value-type="string">
            <text:p text:style-name="P16"/>
          </table:table-cell>
          <table:table-cell table:style-name="Táblázat1.C2" office:value-type="string">
            <text:p text:style-name="P16"/>
          </table:table-cell>
        </table:table-row>
      </table:table>
      <text:p text:style-name="P15"><text:span text:style-name="T8">[DN: 19/4/</text:span><text:span text:style-name="T9">3</text:span><text:span text:style-name="T8">-</text:span><text:span text:style-name="T10">EN</text:span><text:span text:style-name="T8">-2.0.2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FreeSans2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Preformatted_20_Text">
      <style:paragraph-properties fo:text-align="start" style:justify-single-word="false">
        <style:tab-stops>
          <style:tab-stop style:position="17.032cm" style:type="right"/>
        </style:tab-stops>
      </style:paragraph-properties>
      <style:text-properties fo:font-size="12pt" style:text-underline-style="solid" style:text-underline-width="auto" style:text-underline-color="font-color" fo:font-weight="bold" officeooo:paragraph-rsid="001f7b3b" style:font-size-asian="12pt" style:font-weight-asian="bold" style:font-size-complex="12pt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1f4e83"/>
    </style:style>
    <style:style style:name="MT2" style:family="text">
      <style:text-properties officeooo:rsid="002e2166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Tubes</text:span><text:span text:style-name="MT2">2 pro v2.0.2</text:span></text:p>
      </style:header>
      <style:footer>
        <text:p text:style-name="MP2"><text:page-count>2</text:page-count>/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5b93205-6e6b3fc-7830f6d-c08ad66-1d9bf4</meta:generator>
    <dc:date>2015-01-24T20:06:35</dc:date>
    <dc:creator>Zsolt Pozsár</dc:creator>
    <meta:editing-duration>PT38M19S</meta:editing-duration>
    <meta:editing-cycles>24</meta:editing-cycles>
    <dc:title>Registration form</dc:title>
    <meta:document-statistic meta:table-count="1" meta:image-count="0" meta:object-count="0" meta:page-count="2" meta:paragraph-count="55" meta:word-count="206" meta:character-count="1712" meta:non-whitespace-character-count="1538"/>
  </office:meta>
</office:document-meta>
</file>